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55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style:font-name-asian="Noto Sans CJK SC" style:font-relief="none" style:text-emphasize="none" style:font-style-complex="normal" style:font-style-asian="normal" style:font-weight-complex="normal" style:font-weight-asian="normal" style:font-name-complex="Noto Sans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font-size="13pt" style:font-size-asian="13pt" style:font-size-complex="13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post_str</text:p>
          </table:table-cell>
          <table:table-cell office:value-type="string" calcext:value-type="string">
            <text:p>Energy (eV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3755" calcext:value-type="float">
            <text:p>1375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753.8" calcext:value-type="float">
            <text:p>13753.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3675.5" calcext:value-type="float">
            <text:p>13675.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3661.5" calcext:value-type="float">
            <text:p>13661.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3641" calcext:value-type="float">
            <text:p>1364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611" calcext:value-type="float">
            <text:p>136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599" calcext:value-type="float">
            <text:p>1359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3510" calcext:value-type="float">
            <text:p>13510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3496.8" calcext:value-type="float">
            <text:p>13496.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3485" calcext:value-type="float">
            <text:p>13485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3478.4" calcext:value-type="float">
            <text:p>13478.4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3450.8" calcext:value-type="float">
            <text:p>13450.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445.5" calcext:value-type="float">
            <text:p>13445.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437" calcext:value-type="float">
            <text:p>13437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437" calcext:value-type="float">
            <text:p>13437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3414.9" calcext:value-type="float">
            <text:p>13414.9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3413.1" calcext:value-type="float">
            <text:p>13413.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3406" calcext:value-type="float">
            <text:p>1340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376" calcext:value-type="float">
            <text:p>13376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3350.7" calcext:value-type="float">
            <text:p>13350.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340" calcext:value-type="float">
            <text:p>1334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317" calcext:value-type="float">
            <text:p>13317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style-name="ce1"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281" calcext:value-type="float">
            <text:p>1328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79" calcext:value-type="float">
            <text:p>1327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3253" calcext:value-type="float">
            <text:p>1325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38" calcext:value-type="float">
            <text:p>1323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3185" calcext:value-type="float">
            <text:p>1318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166" calcext:value-type="float">
            <text:p>13166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3157.4" calcext:value-type="float">
            <text:p>13157.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3114.6" calcext:value-type="float">
            <text:p>13114.6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3105.7" calcext:value-type="float">
            <text:p>13105.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3098" calcext:value-type="float">
            <text:p>13098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3094.4" calcext:value-type="float">
            <text:p>13094.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3073" calcext:value-type="float">
            <text:p>13073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3057.8" calcext:value-type="float">
            <text:p>13057.8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3047" calcext:value-type="float">
            <text:p>1304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.</text:p>
          </table:table-cell>
          <table:table-cell/>
          <table:table-cell office:value-type="float" office:value="13023" calcext:value-type="float">
            <text:p>1302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3012.9" calcext:value-type="float">
            <text:p>13012.9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007" calcext:value-type="float">
            <text:p>1300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2992.3" calcext:value-type="float">
            <text:p>12992.3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991" calcext:value-type="float">
            <text:p>12991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2954" calcext:value-type="float">
            <text:p>12954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884" calcext:value-type="float">
            <text:p>12884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2857" calcext:value-type="float">
            <text:p>12857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2765.2" calcext:value-type="float">
            <text:p>12765.2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739.6" calcext:value-type="float">
            <text:p>12739.6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2722.5" calcext:value-type="float">
            <text:p>12722.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699.7" calcext:value-type="float">
            <text:p>12699.7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2690" calcext:value-type="float">
            <text:p>12690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2681.9" calcext:value-type="float">
            <text:p>12681.9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2674.2" calcext:value-type="float">
            <text:p>12674.2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663" calcext:value-type="float">
            <text:p>12663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656" calcext:value-type="float">
            <text:p>12656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633" calcext:value-type="float">
            <text:p>12633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583" calcext:value-type="float">
            <text:p>12583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576" calcext:value-type="float">
            <text:p>12576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576" calcext:value-type="float">
            <text:p>12576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558" calcext:value-type="float">
            <text:p>12558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2548" calcext:value-type="float">
            <text:p>12548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536.8" calcext:value-type="float">
            <text:p>12536.8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462" calcext:value-type="float">
            <text:p>12462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51" calcext:value-type="float">
            <text:p>12451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2450" calcext:value-type="float">
            <text:p>12450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2436" calcext:value-type="float">
            <text:p>12436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405" calcext:value-type="float">
            <text:p>1240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12394.9" calcext:value-type="float">
            <text:p>12394.9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2381.2" calcext:value-type="float">
            <text:p>12381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2376" calcext:value-type="float">
            <text:p>12376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362.6" calcext:value-type="float">
            <text:p>12362.6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2360.8" calcext:value-type="float">
            <text:p>12360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2354" calcext:value-type="float">
            <text:p>12354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348" calcext:value-type="float">
            <text:p>12348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2329.6" calcext:value-type="float">
            <text:p>12329.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2298" calcext:value-type="float">
            <text:p>12298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83" calcext:value-type="float">
            <text:p>12283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2244" calcext:value-type="float">
            <text:p>12244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159" calcext:value-type="float">
            <text:p>12159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2136" calcext:value-type="float">
            <text:p>1213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136" calcext:value-type="float">
            <text:p>1213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093" calcext:value-type="float">
            <text:p>1209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078" calcext:value-type="float">
            <text:p>1207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2060" calcext:value-type="float">
            <text:p>12060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045" calcext:value-type="float">
            <text:p>12045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040" calcext:value-type="float">
            <text:p>12040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015" calcext:value-type="float">
            <text:p>1201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2013" calcext:value-type="float">
            <text:p>12013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007.9" calcext:value-type="float">
            <text:p>12007.9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988.9" calcext:value-type="float">
            <text:p>11988.9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1985" calcext:value-type="float">
            <text:p>1198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977" calcext:value-type="float">
            <text:p>1197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970" calcext:value-type="float">
            <text:p>1197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962" calcext:value-type="float">
            <text:p>1196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958" calcext:value-type="float">
            <text:p>1195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954" calcext:value-type="float">
            <text:p>11954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1950" calcext:value-type="float">
            <text:p>1195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896" calcext:value-type="float">
            <text:p>11896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r β‴</text:p>
          </table:table-cell>
          <table:table-cell office:value-type="float" office:value="11877" calcext:value-type="float">
            <text:p>1187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868" calcext:value-type="float">
            <text:p>1186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849" calcext:value-type="float">
            <text:p>1184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847" calcext:value-type="float">
            <text:p>1184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1831" calcext:value-type="float">
            <text:p>1183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823" calcext:value-type="float">
            <text:p>1182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811" calcext:value-type="float">
            <text:p>11811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765" calcext:value-type="float">
            <text:p>1176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759" calcext:value-type="float">
            <text:p>11759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758" calcext:value-type="float">
            <text:p>11758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1753" calcext:value-type="float">
            <text:p>11753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745" calcext:value-type="float">
            <text:p>1174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1705" calcext:value-type="float">
            <text:p>1170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691" calcext:value-type="float">
            <text:p>11691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84" calcext:value-type="float">
            <text:p>1168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674.9" calcext:value-type="float">
            <text:p>11674.9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667" calcext:value-type="float">
            <text:p>11667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1657.9" calcext:value-type="float">
            <text:p>11657.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1651" calcext:value-type="float">
            <text:p>11651</text:p>
          </table:table-cell>
        </table:table-row>
        <table:table-row table:style-name="ro2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(β₂ᵛᶦ)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640.6" calcext:value-type="float">
            <text:p>11640.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634" calcext:value-type="float">
            <text:p>11634</text:p>
          </table:table-cell>
        </table:table-row>
        <table:table-row table:style-name="ro2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(β₂ᵛᶦ)</text:p>
          </table:table-cell>
          <table:table-cell office:value-type="float" office:value="11628" calcext:value-type="float">
            <text:p>11628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1604" calcext:value-type="float">
            <text:p>11604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595" calcext:value-type="float">
            <text:p>1159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1587" calcext:value-type="float">
            <text:p>11587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508" calcext:value-type="float">
            <text:p>1150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442" calcext:value-type="float">
            <text:p>1144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1395" calcext:value-type="float">
            <text:p>1139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1374" calcext:value-type="float">
            <text:p>1137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346" calcext:value-type="float">
            <text:p>1134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336.3" calcext:value-type="float">
            <text:p>11336.3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1335" calcext:value-type="float">
            <text:p>1133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1321" calcext:value-type="float">
            <text:p>1132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305" calcext:value-type="float">
            <text:p>11305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280.9" calcext:value-type="float">
            <text:p>11280.9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1279" calcext:value-type="float">
            <text:p>11279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270" calcext:value-type="float">
            <text:p>11270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263" calcext:value-type="float">
            <text:p>11263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251" calcext:value-type="float">
            <text:p>11251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244.4" calcext:value-type="float">
            <text:p>11244.4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244" calcext:value-type="float">
            <text:p>11244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155" calcext:value-type="float">
            <text:p>1115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1138" calcext:value-type="float">
            <text:p>1113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11126.5" calcext:value-type="float">
            <text:p>11126.5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1115.4" calcext:value-type="float">
            <text:p>11115.4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105" calcext:value-type="float">
            <text:p>11105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086.5" calcext:value-type="float">
            <text:p>11086.5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065" calcext:value-type="float">
            <text:p>11065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039" calcext:value-type="float">
            <text:p>11039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1039" calcext:value-type="float">
            <text:p>11039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024" calcext:value-type="float">
            <text:p>11024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994" calcext:value-type="float">
            <text:p>10994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989.7" calcext:value-type="float">
            <text:p>10989.7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975.8" calcext:value-type="float">
            <text:p>10975.8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0973" calcext:value-type="float">
            <text:p>10973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961.1" calcext:value-type="float">
            <text:p>10961.1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958" calcext:value-type="float">
            <text:p>1095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954.8" calcext:value-type="float">
            <text:p>10954.8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953.2" calcext:value-type="float">
            <text:p>10953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0920" calcext:value-type="float">
            <text:p>10920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10913" calcext:value-type="float">
            <text:p>10913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883.2" calcext:value-type="float">
            <text:p>10883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0870.3" calcext:value-type="float">
            <text:p>10870.3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859.5" calcext:value-type="float">
            <text:p>10859.5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857.9" calcext:value-type="float">
            <text:p>10857.9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0832" calcext:value-type="float">
            <text:p>1083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0827" calcext:value-type="float">
            <text:p>10827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0766" calcext:value-type="float">
            <text:p>1076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682" calcext:value-type="float">
            <text:p>10682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674" calcext:value-type="float">
            <text:p>1067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655" calcext:value-type="float">
            <text:p>10655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0654" calcext:value-type="float">
            <text:p>1065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645" calcext:value-type="float">
            <text:p>10645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0627.5" calcext:value-type="float">
            <text:p>10627.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0622" calcext:value-type="float">
            <text:p>10622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0615" calcext:value-type="float">
            <text:p>1061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0601" calcext:value-type="float">
            <text:p>1060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594.1" calcext:value-type="float">
            <text:p>10594.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592" calcext:value-type="float">
            <text:p>10592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591" calcext:value-type="float">
            <text:p>1059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0589" calcext:value-type="float">
            <text:p>1058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583" calcext:value-type="float">
            <text:p>10583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0581.6" calcext:value-type="float">
            <text:p>10581.6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578" calcext:value-type="float">
            <text:p>1057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574" calcext:value-type="float">
            <text:p>1057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573" calcext:value-type="float">
            <text:p>10573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569.1" calcext:value-type="float">
            <text:p>10569.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10568" calcext:value-type="float">
            <text:p>10568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0544" calcext:value-type="float">
            <text:p>1054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0484.8" calcext:value-type="float">
            <text:p>10484.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472" calcext:value-type="float">
            <text:p>10472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0459" calcext:value-type="float">
            <text:p>10459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0430" calcext:value-type="float">
            <text:p>10430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10406" calcext:value-type="float">
            <text:p>1040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10390.5" calcext:value-type="float">
            <text:p>10390.5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0389" calcext:value-type="float">
            <text:p>1038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0377.6" calcext:value-type="float">
            <text:p>10377.6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349" calcext:value-type="float">
            <text:p>1034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340" calcext:value-type="float">
            <text:p>10340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0338.3" calcext:value-type="float">
            <text:p>10338.3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0326.1" calcext:value-type="float">
            <text:p>10326.1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310.5" calcext:value-type="float">
            <text:p>10310.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305" calcext:value-type="float">
            <text:p>10305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0295.9" calcext:value-type="float">
            <text:p>10295.9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286.2" calcext:value-type="float">
            <text:p>10286.2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82" calcext:value-type="float">
            <text:p>1028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270.7" calcext:value-type="float">
            <text:p>10270.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258.2" calcext:value-type="float">
            <text:p>10258.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242" calcext:value-type="float">
            <text:p>10242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208" calcext:value-type="float">
            <text:p>10208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0207" calcext:value-type="float">
            <text:p>1020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10131" calcext:value-type="float">
            <text:p>1013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088.3" calcext:value-type="float">
            <text:p>10088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078.6" calcext:value-type="float">
            <text:p>10078.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0075" calcext:value-type="float">
            <text:p>10075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069.8" calcext:value-type="float">
            <text:p>10069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0064.5" calcext:value-type="float">
            <text:p>10064.5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0055.8" calcext:value-type="float">
            <text:p>10055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045.7" calcext:value-type="float">
            <text:p>10045.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0035.2" calcext:value-type="float">
            <text:p>10035.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033" calcext:value-type="float">
            <text:p>1003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031.4" calcext:value-type="float">
            <text:p>10031.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025.3" calcext:value-type="float">
            <text:p>10025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0017.2" calcext:value-type="float">
            <text:p>10017.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0008.2" calcext:value-type="float">
            <text:p>10008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004.8" calcext:value-type="float">
            <text:p>10004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10001.7" calcext:value-type="float">
            <text:p>10001.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984" calcext:value-type="float">
            <text:p>998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975" calcext:value-type="float">
            <text:p>997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960.2" calcext:value-type="float">
            <text:p>9960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948.4" calcext:value-type="float">
            <text:p>9948.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944.1" calcext:value-type="float">
            <text:p>9944.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939.2" calcext:value-type="float">
            <text:p>9939.2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933.2" calcext:value-type="float">
            <text:p>9933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9931.6" calcext:value-type="float">
            <text:p>9931.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927.3" calcext:value-type="float">
            <text:p>9927.3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925.3" calcext:value-type="float">
            <text:p>9925.3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920.1" calcext:value-type="float">
            <text:p>9920.1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916.3" calcext:value-type="float">
            <text:p>9916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914.8" calcext:value-type="float">
            <text:p>9914.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906.4" calcext:value-type="float">
            <text:p>9906.4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898.2" calcext:value-type="float">
            <text:p>9898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878.7" calcext:value-type="float">
            <text:p>9878.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870.6" calcext:value-type="float">
            <text:p>9870.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859.1" calcext:value-type="float">
            <text:p>9859.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851.8" calcext:value-type="float">
            <text:p>9851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846.1" calcext:value-type="float">
            <text:p>9846.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840.3" calcext:value-type="float">
            <text:p>9840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833.4" calcext:value-type="float">
            <text:p>9833.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825.3" calcext:value-type="float">
            <text:p>9825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818.5" calcext:value-type="float">
            <text:p>9818.5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08.2" calcext:value-type="float">
            <text:p>9808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801.8" calcext:value-type="float">
            <text:p>9801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786.8" calcext:value-type="float">
            <text:p>9786.8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774" calcext:value-type="float">
            <text:p>9774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9774" calcext:value-type="float">
            <text:p>9774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9762" calcext:value-type="float">
            <text:p>9762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752.3" calcext:value-type="float">
            <text:p>9752.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751.1" calcext:value-type="float">
            <text:p>9751.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750.1" calcext:value-type="float">
            <text:p>9750.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748" calcext:value-type="float">
            <text:p>9748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9739.5" calcext:value-type="float">
            <text:p>9739.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731" calcext:value-type="float">
            <text:p>973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9725.7" calcext:value-type="float">
            <text:p>9725.7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9701" calcext:value-type="float">
            <text:p>970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9685.5" calcext:value-type="float">
            <text:p>9685.5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59" calcext:value-type="float">
            <text:p>965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9631.5" calcext:value-type="float">
            <text:p>9631.5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576" calcext:value-type="float">
            <text:p>9576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563" calcext:value-type="float">
            <text:p>9563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543.9" calcext:value-type="float">
            <text:p>9543.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28.3" calcext:value-type="float">
            <text:p>9528.3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9509.1" calcext:value-type="float">
            <text:p>9509.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9497" calcext:value-type="float">
            <text:p>9497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484.5" calcext:value-type="float">
            <text:p>9484.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479.2" calcext:value-type="float">
            <text:p>9479.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459.9" calcext:value-type="float">
            <text:p>9459.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9456" calcext:value-type="float">
            <text:p>9456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9454" calcext:value-type="float">
            <text:p>9454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437" calcext:value-type="float">
            <text:p>9437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419.1" calcext:value-type="float">
            <text:p>9419.1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9413.9" calcext:value-type="float">
            <text:p>9413.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9395.8" calcext:value-type="float">
            <text:p>9395.8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9392" calcext:value-type="float">
            <text:p>9392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381.1" calcext:value-type="float">
            <text:p>9381.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55" calcext:value-type="float">
            <text:p>935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289.4" calcext:value-type="float">
            <text:p>9289.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84.2" calcext:value-type="float">
            <text:p>9284.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279" calcext:value-type="float">
            <text:p>927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270.9" calcext:value-type="float">
            <text:p>9270.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263.2" calcext:value-type="float">
            <text:p>9263.2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211.4" calcext:value-type="float">
            <text:p>9211.4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145" calcext:value-type="float">
            <text:p>914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106" calcext:value-type="float">
            <text:p>9106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074.8" calcext:value-type="float">
            <text:p>9074.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9057.9" calcext:value-type="float">
            <text:p>9057.9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041.8" calcext:value-type="float">
            <text:p>9041.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9039" calcext:value-type="float">
            <text:p>903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9012.5" calcext:value-type="float">
            <text:p>9012.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9001" calcext:value-type="float">
            <text:p>900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8987.9" calcext:value-type="float">
            <text:p>8987.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8984.4" calcext:value-type="float">
            <text:p>8984.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974.5" calcext:value-type="float">
            <text:p>8974.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8964.3" calcext:value-type="float">
            <text:p>8964.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951.4" calcext:value-type="float">
            <text:p>8951.4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945.7" calcext:value-type="float">
            <text:p>8945.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8936" calcext:value-type="float">
            <text:p>8936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913" calcext:value-type="float">
            <text:p>891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909.3" calcext:value-type="float">
            <text:p>8909.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897.4" calcext:value-type="float">
            <text:p>8897.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885.3" calcext:value-type="float">
            <text:p>8885.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877.3" calcext:value-type="float">
            <text:p>8877.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865" calcext:value-type="float">
            <text:p>886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858" calcext:value-type="float">
            <text:p>885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8839.9" calcext:value-type="float">
            <text:p>8839.9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804" calcext:value-type="float">
            <text:p>8804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799" calcext:value-type="float">
            <text:p>879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8792" calcext:value-type="float">
            <text:p>879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8759" calcext:value-type="float">
            <text:p>8759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756" calcext:value-type="float">
            <text:p>8756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751" calcext:value-type="float">
            <text:p>8751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731.1" calcext:value-type="float">
            <text:p>8731.1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688.1" calcext:value-type="float">
            <text:p>8688.1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679" calcext:value-type="float">
            <text:p>867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674" calcext:value-type="float">
            <text:p>867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8671.8" calcext:value-type="float">
            <text:p>8671.8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668.2" calcext:value-type="float">
            <text:p>8668.2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666" calcext:value-type="float">
            <text:p>8666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621" calcext:value-type="float">
            <text:p>8621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590.6" calcext:value-type="float">
            <text:p>8590.6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577.9" calcext:value-type="float">
            <text:p>8577.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571.6" calcext:value-type="float">
            <text:p>8571.6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460" calcext:value-type="float">
            <text:p>846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432.5" calcext:value-type="float">
            <text:p>8432.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8424" calcext:value-type="float">
            <text:p>842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413.1" calcext:value-type="float">
            <text:p>8413.1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383.6" calcext:value-type="float">
            <text:p>8383.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8376.2" calcext:value-type="float">
            <text:p>8376.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372" calcext:value-type="float">
            <text:p>837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366.8" calcext:value-type="float">
            <text:p>8366.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355.3" calcext:value-type="float">
            <text:p>8355.3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‴</text:p>
          </table:table-cell>
          <table:table-cell office:value-type="string" calcext:value-type="string">
            <text:p>(β⁗?)</text:p>
          </table:table-cell>
          <table:table-cell office:value-type="float" office:value="8343.5" calcext:value-type="float">
            <text:p>8343.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‴</text:p>
          </table:table-cell>
          <table:table-cell office:value-type="string" calcext:value-type="string">
            <text:p>(β⁗?)</text:p>
          </table:table-cell>
          <table:table-cell office:value-type="float" office:value="8336.9" calcext:value-type="float">
            <text:p>8336.9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‴</text:p>
          </table:table-cell>
          <table:table-cell office:value-type="string" calcext:value-type="string">
            <text:p>(β‴)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326.6" calcext:value-type="float">
            <text:p>8326.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298.1" calcext:value-type="float">
            <text:p>8298.1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8271.2" calcext:value-type="float">
            <text:p>8271.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253.3" calcext:value-type="float">
            <text:p>8253.3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243.2" calcext:value-type="float">
            <text:p>8243.2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178.3" calcext:value-type="float">
            <text:p>8178.3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8168" calcext:value-type="float">
            <text:p>816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8162.8" calcext:value-type="float">
            <text:p>8162.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161.3" calcext:value-type="float">
            <text:p>8161.3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8153" calcext:value-type="float">
            <text:p>8153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8145" calcext:value-type="float">
            <text:p>814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8139.3" calcext:value-type="float">
            <text:p>8139.3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128.6" calcext:value-type="float">
            <text:p>8128.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8124.9" calcext:value-type="float">
            <text:p>8124.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8113.7" calcext:value-type="float">
            <text:p>8113.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087.2" calcext:value-type="float">
            <text:p>8087.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082.4" calcext:value-type="float">
            <text:p>8082.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078.2" calcext:value-type="float">
            <text:p>8078.2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076" calcext:value-type="float">
            <text:p>8076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72.85" calcext:value-type="float">
            <text:p>8072.8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070.75" calcext:value-type="float">
            <text:p>8070.7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059.8" calcext:value-type="float">
            <text:p>8059.8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956.1" calcext:value-type="float">
            <text:p>7956.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930.55" calcext:value-type="float">
            <text:p>7930.5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 office:value-type="string" calcext:value-type="string">
            <text:p>,αⁱˣ</text:p>
          </table:table-cell>
          <table:table-cell office:value-type="float" office:value="7916.1" calcext:value-type="float">
            <text:p>7916.1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894.95" calcext:value-type="float">
            <text:p>7894.95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846.6" calcext:value-type="float">
            <text:p>7846.6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ix</text:p>
          </table:table-cell>
          <table:table-cell/>
          <table:table-cell office:value-type="float" office:value="7844.6" calcext:value-type="float">
            <text:p>7844.6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759.95" calcext:value-type="float">
            <text:p>7759.95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7714.5" calcext:value-type="float">
            <text:p>7714.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686.2" calcext:value-type="float">
            <text:p>7686.2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685.8" calcext:value-type="float">
            <text:p>7685.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7682.65" calcext:value-type="float">
            <text:p>7682.6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 office:value-type="string" calcext:value-type="string">
            <text:p>,αⁱˣ</text:p>
          </table:table-cell>
          <table:table-cell office:value-type="float" office:value="7670.5" calcext:value-type="float">
            <text:p>7670.5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7638.8" calcext:value-type="float">
            <text:p>7638.8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613.4" calcext:value-type="float">
            <text:p>7613.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II</text:p>
          </table:table-cell>
          <table:table-cell/>
          <table:table-cell office:value-type="float" office:value="7566.8" calcext:value-type="float">
            <text:p>7566.8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554.4" calcext:value-type="float">
            <text:p>7554.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I</text:p>
          </table:table-cell>
          <table:table-cell/>
          <table:table-cell office:value-type="float" office:value="7552.9" calcext:value-type="float">
            <text:p>7552.9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7541.5" calcext:value-type="float">
            <text:p>7541.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7536.25" calcext:value-type="float">
            <text:p>7536.2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7529.3" calcext:value-type="float">
            <text:p>7529.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7527.2" calcext:value-type="float">
            <text:p>7527.2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526" calcext:value-type="float">
            <text:p>752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7523.7" calcext:value-type="float">
            <text:p>7523.7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514.8" calcext:value-type="float">
            <text:p>7514.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12" calcext:value-type="float">
            <text:p>751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507.4" calcext:value-type="float">
            <text:p>7507.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7503.95" calcext:value-type="float">
            <text:p>7503.9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7500.8" calcext:value-type="float">
            <text:p>7500.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 office:value-type="string" calcext:value-type="string">
            <text:p>(?)</text:p>
          </table:table-cell>
          <table:table-cell office:value-type="float" office:value="7491.5" calcext:value-type="float">
            <text:p>7491.5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456" calcext:value-type="float">
            <text:p>7456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451.8" calcext:value-type="float">
            <text:p>7451.8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444.4" calcext:value-type="float">
            <text:p>7444.4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 office:value-type="string" calcext:value-type="string">
            <text:p>,αⁱˣ</text:p>
          </table:table-cell>
          <table:table-cell office:value-type="float" office:value="7429.6" calcext:value-type="float">
            <text:p>7429.6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279.7" calcext:value-type="float">
            <text:p>7279.7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226.15" calcext:value-type="float">
            <text:p>7226.15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156" calcext:value-type="float">
            <text:p>7156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7116.4" calcext:value-type="float">
            <text:p>7116.4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7090.3" calcext:value-type="float">
            <text:p>7090.3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075.9" calcext:value-type="float">
            <text:p>7075.9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7045.9" calcext:value-type="float">
            <text:p>7045.9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002.8" calcext:value-type="float">
            <text:p>7002.8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6972.8" calcext:value-type="float">
            <text:p>6972.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964.95" calcext:value-type="float">
            <text:p>6964.95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963" calcext:value-type="float">
            <text:p>696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62.5" calcext:value-type="float">
            <text:p>6962.5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58.3" calcext:value-type="float">
            <text:p>6958.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6954.55" calcext:value-type="float">
            <text:p>6954.5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6951.3" calcext:value-type="float">
            <text:p>6951.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950.45" calcext:value-type="float">
            <text:p>6950.4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6928.7" calcext:value-type="float">
            <text:p>6928.7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865.2" calcext:value-type="float">
            <text:p>6865.2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817.25" calcext:value-type="float">
            <text:p>6817.25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741.1" calcext:value-type="float">
            <text:p>6741.1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577.3" calcext:value-type="float">
            <text:p>6577.3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562.05" calcext:value-type="float">
            <text:p>6562.05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544.9" calcext:value-type="float">
            <text:p>6544.9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6542.2" calcext:value-type="float">
            <text:p>6542.2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6535.9" calcext:value-type="float">
            <text:p>6535.9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6518.4" calcext:value-type="float">
            <text:p>6518.4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508.1" calcext:value-type="float">
            <text:p>6508.1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6487.3" calcext:value-type="float">
            <text:p>6487.3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481.43" calcext:value-type="float">
            <text:p>6481.43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480.5" calcext:value-type="float">
            <text:p>6480.5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436.8" calcext:value-type="float">
            <text:p>6436.8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434.8" calcext:value-type="float">
            <text:p>6434.8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30.95" calcext:value-type="float">
            <text:p>6430.9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6427.55" calcext:value-type="float">
            <text:p>6427.5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423.8" calcext:value-type="float">
            <text:p>6423.8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370.4" calcext:value-type="float">
            <text:p>6370.4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305.4" calcext:value-type="float">
            <text:p>6305.4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301.6" calcext:value-type="float">
            <text:p>6301.6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225.35" calcext:value-type="float">
            <text:p>6225.35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6099.7" calcext:value-type="float">
            <text:p>6099.7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6077.8" calcext:value-type="float">
            <text:p>6077.8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068.5" calcext:value-type="float">
            <text:p>6068.5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41" calcext:value-type="float">
            <text:p>604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032.1" calcext:value-type="float">
            <text:p>6032.1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6002.1" calcext:value-type="float">
            <text:p>6002.1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5967.1" calcext:value-type="float">
            <text:p>5967.1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931.85" calcext:value-type="float">
            <text:p>5931.8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5929.65" calcext:value-type="float">
            <text:p>5929.6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928.6" calcext:value-type="float">
            <text:p>5928.6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24.65" calcext:value-type="float">
            <text:p>5924.6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5921.75" calcext:value-type="float">
            <text:p>5921.7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917.25" calcext:value-type="float">
            <text:p>5917.2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5859" calcext:value-type="float">
            <text:p>5859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854.3" calcext:value-type="float">
            <text:p>5854.3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5846.9" calcext:value-type="float">
            <text:p>5846.9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830.6" calcext:value-type="float">
            <text:p>5830.6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781.8" calcext:value-type="float">
            <text:p>5781.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5741.9" calcext:value-type="float">
            <text:p>5741.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713.7" calcext:value-type="float">
            <text:p>5713.7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652.1" calcext:value-type="float">
            <text:p>5652.1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5629.8" calcext:value-type="float">
            <text:p>5629.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5623.6" calcext:value-type="float">
            <text:p>5623.6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594.1" calcext:value-type="float">
            <text:p>5594.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593.1" calcext:value-type="float">
            <text:p>5593.1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578.2" calcext:value-type="float">
            <text:p>5578.2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5534.8" calcext:value-type="float">
            <text:p>5534.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531.1" calcext:value-type="float">
            <text:p>5531.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5480.15" calcext:value-type="float">
            <text:p>5480.1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5444.25" calcext:value-type="float">
            <text:p>5444.2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43.5" calcext:value-type="float">
            <text:p>5443.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39.85" calcext:value-type="float">
            <text:p>5439.8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5436.95" calcext:value-type="float">
            <text:p>5436.9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432.05" calcext:value-type="float">
            <text:p>5432.0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412.65" calcext:value-type="float">
            <text:p>5412.6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5343.95" calcext:value-type="float">
            <text:p>5343.9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312.8" calcext:value-type="float">
            <text:p>5312.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283.8" calcext:value-type="float">
            <text:p>5283.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5164.3" calcext:value-type="float">
            <text:p>5164.3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 office:value-type="string" calcext:value-type="string">
            <text:p>(?)</text:p>
          </table:table-cell>
          <table:table-cell office:value-type="float" office:value="5158.2" calcext:value-type="float">
            <text:p>5158.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(?)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4981.8" calcext:value-type="float">
            <text:p>4981.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980.5" calcext:value-type="float">
            <text:p>4980.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976.7" calcext:value-type="float">
            <text:p>4976.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4973.4" calcext:value-type="float">
            <text:p>4973.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967.2" calcext:value-type="float">
            <text:p>4967.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946.4" calcext:value-type="float">
            <text:p>4946.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 office:value-type="string" calcext:value-type="string">
            <text:p>(?)</text:p>
          </table:table-cell>
          <table:table-cell office:value-type="float" office:value="4943.85" calcext:value-type="float">
            <text:p>4943.8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4859.85" calcext:value-type="float">
            <text:p>4859.8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4551.2" calcext:value-type="float">
            <text:p>4551.2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549.1" calcext:value-type="float">
            <text:p>4549.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541.45" calcext:value-type="float">
            <text:p>4541.4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,α′₃</text:p>
          </table:table-cell>
          <table:table-cell office:value-type="float" office:value="4540.55" calcext:value-type="float">
            <text:p>4540.5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37.2" calcext:value-type="float">
            <text:p>4537.2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534.9" calcext:value-type="float">
            <text:p>4534.9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4530.05" calcext:value-type="float">
            <text:p>4530.0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524.75" calcext:value-type="float">
            <text:p>4524.7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521.6" calcext:value-type="float">
            <text:p>4521.6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⁗</text:p>
          </table:table-cell>
          <table:table-cell/>
          <table:table-cell office:value-type="float" office:value="4518.65" calcext:value-type="float">
            <text:p>4518.6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4514.8" calcext:value-type="float">
            <text:p>4514.8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514.05" calcext:value-type="float">
            <text:p>4514.0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510.3" calcext:value-type="float">
            <text:p>4510.3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4509.85" calcext:value-type="float">
            <text:p>4509.8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490.8" calcext:value-type="float">
            <text:p>4490.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486" calcext:value-type="float">
            <text:p>4486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473.25" calcext:value-type="float">
            <text:p>4473.2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70.5" calcext:value-type="float">
            <text:p>4470.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445.45" calcext:value-type="float">
            <text:p>4445.4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4398.1" calcext:value-type="float">
            <text:p>4398.1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4348.6" calcext:value-type="float">
            <text:p>4348.6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337.1" calcext:value-type="float">
            <text:p>4337.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4321.2" calcext:value-type="float">
            <text:p>4321.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4310.2" calcext:value-type="float">
            <text:p>4310.2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4309.6" calcext:value-type="float">
            <text:p>4309.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4297.4" calcext:value-type="float">
            <text:p>4297.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92.9" calcext:value-type="float">
            <text:p>4292.9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167.9" calcext:value-type="float">
            <text:p>4167.9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4144.3" calcext:value-type="float">
            <text:p>4144.3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15.52" calcext:value-type="float">
            <text:p>4115.52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115.11" calcext:value-type="float">
            <text:p>4115.11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11.71" calcext:value-type="float">
            <text:p>4111.71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4109.2" calcext:value-type="float">
            <text:p>4109.2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4108.23" calcext:value-type="float">
            <text:p>4108.23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103.84" calcext:value-type="float">
            <text:p>4103.84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093.1" calcext:value-type="float">
            <text:p>4093.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4068.3" calcext:value-type="float">
            <text:p>4068.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4059.6" calcext:value-type="float">
            <text:p>4059.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036.8" calcext:value-type="float">
            <text:p>4036.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021.6" calcext:value-type="float">
            <text:p>4021.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4016.5" calcext:value-type="float">
            <text:p>4016.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997.69" calcext:value-type="float">
            <text:p>3997.6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79.8" calcext:value-type="float">
            <text:p>3979.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969.9" calcext:value-type="float">
            <text:p>3969.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961.1" calcext:value-type="float">
            <text:p>3961.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3957.87" calcext:value-type="float">
            <text:p>3957.8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954.2" calcext:value-type="float">
            <text:p>3954.2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49.9" calcext:value-type="float">
            <text:p>3949.9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947.1" calcext:value-type="float">
            <text:p>3947.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942.8" calcext:value-type="float">
            <text:p>3942.8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941.7" calcext:value-type="float">
            <text:p>3941.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937.4" calcext:value-type="float">
            <text:p>3937.4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912.6" calcext:value-type="float">
            <text:p>3912.6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824.9" calcext:value-type="float">
            <text:p>3824.9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815.5" calcext:value-type="float">
            <text:p>3815.5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08.5" calcext:value-type="float">
            <text:p>3808.5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803.8" calcext:value-type="float">
            <text:p>3803.8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794.4" calcext:value-type="float">
            <text:p>3794.4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86.3" calcext:value-type="float">
            <text:p>3786.3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782.6" calcext:value-type="float">
            <text:p>3782.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760.1" calcext:value-type="float">
            <text:p>3760.1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753.8" calcext:value-type="float">
            <text:p>3753.8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749.6" calcext:value-type="float">
            <text:p>3749.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744.6" calcext:value-type="float">
            <text:p>3744.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720.3" calcext:value-type="float">
            <text:p>3720.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715.37" calcext:value-type="float">
            <text:p>3715.3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714.4" calcext:value-type="float">
            <text:p>3714.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11.64" calcext:value-type="float">
            <text:p>3711.6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708.46" calcext:value-type="float">
            <text:p>3708.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704.24" calcext:value-type="float">
            <text:p>3704.2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3694.3" calcext:value-type="float">
            <text:p>3694.3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690.4" calcext:value-type="float">
            <text:p>3690.4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680.7" calcext:value-type="float">
            <text:p>3680.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671.7" calcext:value-type="float">
            <text:p>3671.7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652.7" calcext:value-type="float">
            <text:p>3652.7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⁗</text:p>
          </table:table-cell>
          <table:table-cell/>
          <table:table-cell office:value-type="float" office:value="3647.6" calcext:value-type="float">
            <text:p>3647.6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646.2" calcext:value-type="float">
            <text:p>3646.2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3642.5" calcext:value-type="float">
            <text:p>3642.5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641.8" calcext:value-type="float">
            <text:p>3641.8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636.6" calcext:value-type="float">
            <text:p>3636.6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3634.5" calcext:value-type="float">
            <text:p>3634.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632.6" calcext:value-type="float">
            <text:p>3632.6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629.3" calcext:value-type="float">
            <text:p>3629.3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3)</text:p>
          </table:table-cell>
          <table:table-cell/>
          <table:table-cell office:value-type="float" office:value="3622.8" calcext:value-type="float">
            <text:p>3622.8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621.7" calcext:value-type="float">
            <text:p>3621.7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618.1" calcext:value-type="float">
            <text:p>3618.1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)</text:p>
          </table:table-cell>
          <table:table-cell/>
          <table:table-cell office:value-type="float" office:value="3613.5" calcext:value-type="float">
            <text:p>3613.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)</text:p>
          </table:table-cell>
          <table:table-cell/>
          <table:table-cell office:value-type="float" office:value="3608" calcext:value-type="float">
            <text:p>3608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3598.2" calcext:value-type="float">
            <text:p>3598.2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3593.8" calcext:value-type="float">
            <text:p>3593.8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)</text:p>
          </table:table-cell>
          <table:table-cell/>
          <table:table-cell office:value-type="float" office:value="3581.2" calcext:value-type="float">
            <text:p>3581.2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573.6" calcext:value-type="float">
            <text:p>3573.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567.4" calcext:value-type="float">
            <text:p>3567.4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562.9" calcext:value-type="float">
            <text:p>3562.9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558.1" calcext:value-type="float">
            <text:p>3558.1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558.1" calcext:value-type="float">
            <text:p>3558.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555" calcext:value-type="float">
            <text:p>355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)</text:p>
          </table:table-cell>
          <table:table-cell/>
          <table:table-cell office:value-type="float" office:value="3548.1" calcext:value-type="float">
            <text:p>3548.1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44.5" calcext:value-type="float">
            <text:p>3544.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2)</text:p>
          </table:table-cell>
          <table:table-cell/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534" calcext:value-type="float">
            <text:p>353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)</text:p>
          </table:table-cell>
          <table:table-cell/>
          <table:table-cell office:value-type="float" office:value="3532.2" calcext:value-type="float">
            <text:p>3532.2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511.4" calcext:value-type="float">
            <text:p>3511.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503.4" calcext:value-type="float">
            <text:p>3503.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495.6" calcext:value-type="float">
            <text:p>3495.6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477.7" calcext:value-type="float">
            <text:p>3477.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473.7" calcext:value-type="float">
            <text:p>3473.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69.4" calcext:value-type="float">
            <text:p>3469.4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464.4" calcext:value-type="float">
            <text:p>3464.4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460.1" calcext:value-type="float">
            <text:p>3460.1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456.3" calcext:value-type="float">
            <text:p>3456.3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451.7" calcext:value-type="float">
            <text:p>3451.7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386.1" calcext:value-type="float">
            <text:p>3386.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381.7" calcext:value-type="float">
            <text:p>3381.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377.1" calcext:value-type="float">
            <text:p>3377.1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64" calcext:value-type="float">
            <text:p>336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58.8" calcext:value-type="float">
            <text:p>3358.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3358" calcext:value-type="float">
            <text:p>3358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353.6" calcext:value-type="float">
            <text:p>3353.6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353.6" calcext:value-type="float">
            <text:p>3353.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3347.2" calcext:value-type="float">
            <text:p>3347.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340.4" calcext:value-type="float">
            <text:p>3340.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335.81" calcext:value-type="float">
            <text:p>3335.81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34.46" calcext:value-type="float">
            <text:p>3334.46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332.7" calcext:value-type="float">
            <text:p>3332.7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332.1" calcext:value-type="float">
            <text:p>3332.1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329.35" calcext:value-type="float">
            <text:p>3329.3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25.6" calcext:value-type="float">
            <text:p>3325.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325.4" calcext:value-type="float">
            <text:p>3325.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325.42" calcext:value-type="float">
            <text:p>3325.42</text:p>
          </table:table-cell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3321.4" calcext:value-type="float">
            <text:p>3321.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3316.2" calcext:value-type="float">
            <text:p>3316.2</text:p>
          </table:table-cell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3315.2" calcext:value-type="float">
            <text:p>3315.2</text:p>
          </table:table-cell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3308.7" calcext:value-type="float">
            <text:p>3308.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04.7" calcext:value-type="float">
            <text:p>3304.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3304.1" calcext:value-type="float">
            <text:p>3304.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3298.8" calcext:value-type="float">
            <text:p>3298.8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3296.1" calcext:value-type="float">
            <text:p>3296.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213.5" calcext:value-type="float">
            <text:p>3213.5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207.1" calcext:value-type="float">
            <text:p>3207.1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202.7" calcext:value-type="float">
            <text:p>3202.7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197.9" calcext:value-type="float">
            <text:p>3197.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3197.9" calcext:value-type="float">
            <text:p>3197.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3193.6" calcext:value-type="float">
            <text:p>3193.6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86.7" calcext:value-type="float">
            <text:p>3186.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79.1" calcext:value-type="float">
            <text:p>3179.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3178.2" calcext:value-type="float">
            <text:p>3178.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76.4" calcext:value-type="float">
            <text:p>3176.4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75.1" calcext:value-type="float">
            <text:p>3175.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172.9" calcext:value-type="float">
            <text:p>3172.9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166.4" calcext:value-type="float">
            <text:p>3166.4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164.3" calcext:value-type="float">
            <text:p>3164.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3164.3" calcext:value-type="float">
            <text:p>3164.3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160.7" calcext:value-type="float">
            <text:p>3160.7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159.9" calcext:value-type="float">
            <text:p>3159.9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3158.5" calcext:value-type="float">
            <text:p>3158.5</text:p>
          </table:table-cell>
        </table:table-row>
        <table:table-row table:style-name="ro3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3158" calcext:value-type="float">
            <text:p>3158</text:p>
          </table:table-cell>
        </table:table-row>
        <table:table-row table:style-name="ro3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3153.9" calcext:value-type="float">
            <text:p>3153.9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3151.9" calcext:value-type="float">
            <text:p>3151.9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3148.5" calcext:value-type="float">
            <text:p>3148.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3145.2" calcext:value-type="float">
            <text:p>3145.2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3142.5" calcext:value-type="float">
            <text:p>3142.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140.5" calcext:value-type="float">
            <text:p>3140.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041.5" calcext:value-type="float">
            <text:p>3041.5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035.8" calcext:value-type="float">
            <text:p>3035.8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030.7" calcext:value-type="float">
            <text:p>3030.7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026.6" calcext:value-type="float">
            <text:p>3026.6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3025.8" calcext:value-type="float">
            <text:p>3025.8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3015.5" calcext:value-type="float">
            <text:p>3015.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010.7" calcext:value-type="float">
            <text:p>3010.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3009.3" calcext:value-type="float">
            <text:p>3009.3</text:p>
          </table:table-cell>
        </table:table-row>
        <table:table-row table:style-name="ro3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3008.7" calcext:value-type="float">
            <text:p>3008.7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005.6" calcext:value-type="float">
            <text:p>3005.6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05.3" calcext:value-type="float">
            <text:p>3005.3</text:p>
          </table:table-cell>
        </table:table-row>
        <table:table-row table:style-name="ro3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3003.3" calcext:value-type="float">
            <text:p>3003.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003.2" calcext:value-type="float">
            <text:p>3003.2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000.4" calcext:value-type="float">
            <text:p>3000.4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998.3" calcext:value-type="float">
            <text:p>2998.3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998.1" calcext:value-type="float">
            <text:p>2998.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992.4" calcext:value-type="float">
            <text:p>2992.4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977.6" calcext:value-type="float">
            <text:p>2977.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2874.5" calcext:value-type="float">
            <text:p>2874.5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2869.7" calcext:value-type="float">
            <text:p>2869.7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868.7" calcext:value-type="float">
            <text:p>2868.7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66.1" calcext:value-type="float">
            <text:p>2866.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2865.3" calcext:value-type="float">
            <text:p>2865.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⁗</text:p>
          </table:table-cell>
          <table:table-cell/>
          <table:table-cell office:value-type="float" office:value="2864.4" calcext:value-type="float">
            <text:p>2864.4</text:p>
          </table:table-cell>
        </table:table-row>
        <table:table-row table:style-name="ro3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864.1" calcext:value-type="float">
            <text:p>2864.1</text:p>
          </table:table-cell>
        </table:table-row>
        <table:table-row table:style-name="ro3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861.4" calcext:value-type="float">
            <text:p>2861.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⁗</text:p>
          </table:table-cell>
          <table:table-cell/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60.8" calcext:value-type="float">
            <text:p>2860.8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860.1" calcext:value-type="float">
            <text:p>2860.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2859.8" calcext:value-type="float">
            <text:p>2859.8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2859.1" calcext:value-type="float">
            <text:p>2859.1</text:p>
          </table:table-cell>
        </table:table-row>
        <table:table-row table:style-name="ro3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856.5" calcext:value-type="float">
            <text:p>2856.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856.1" calcext:value-type="float">
            <text:p>2856.1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54.2" calcext:value-type="float">
            <text:p>2854.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853.8" calcext:value-type="float">
            <text:p>2853.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852.8" calcext:value-type="float">
            <text:p>2852.8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852.1" calcext:value-type="float">
            <text:p>2852.1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848.8" calcext:value-type="float">
            <text:p>2848.8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846.2" calcext:value-type="float">
            <text:p>2846.2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44.5" calcext:value-type="float">
            <text:p>2844.5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42.3" calcext:value-type="float">
            <text:p>2842.3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2840.4" calcext:value-type="float">
            <text:p>2840.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2821.4" calcext:value-type="float">
            <text:p>2821.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817.95" calcext:value-type="float">
            <text:p>2817.9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x</text:p>
          </table:table-cell>
          <table:table-cell table:number-columns-repeated="2"/>
          <table:table-cell office:value-type="float" office:value="2816.2" calcext:value-type="float">
            <text:p>2816.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2788.1" calcext:value-type="float">
            <text:p>2788.1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723.2" calcext:value-type="float">
            <text:p>2723.2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720.7" calcext:value-type="float">
            <text:p>2720.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718" calcext:value-type="float">
            <text:p>27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713.8" calcext:value-type="float">
            <text:p>2713.8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709.4" calcext:value-type="float">
            <text:p>2709.4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706.7" calcext:value-type="float">
            <text:p>2706.7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704.1" calcext:value-type="float">
            <text:p>2704.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701.8" calcext:value-type="float">
            <text:p>2701.8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700.5" calcext:value-type="float">
            <text:p>2700.5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696.4" calcext:value-type="float">
            <text:p>2696.4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689.4" calcext:value-type="float">
            <text:p>2689.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640.19" calcext:value-type="float">
            <text:p>2640.1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637.1" calcext:value-type="float">
            <text:p>2637.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631.6" calcext:value-type="float">
            <text:p>2631.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631.25" calcext:value-type="float">
            <text:p>2631.2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2624.2" calcext:value-type="float">
            <text:p>2624.2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583.7" calcext:value-type="float">
            <text:p>2583.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578.7" calcext:value-type="float">
            <text:p>2578.7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578" calcext:value-type="float">
            <text:p>257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575.1" calcext:value-type="float">
            <text:p>2575.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570.5" calcext:value-type="float">
            <text:p>2570.5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568.1" calcext:value-type="float">
            <text:p>2568.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565.4" calcext:value-type="float">
            <text:p>2565.4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563.1" calcext:value-type="float">
            <text:p>2563.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2554.7" calcext:value-type="float">
            <text:p>2554.7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2550.6" calcext:value-type="float">
            <text:p>2550.6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2547.8" calcext:value-type="float">
            <text:p>2547.8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543.2" calcext:value-type="float">
            <text:p>2543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541.2" calcext:value-type="float">
            <text:p>2541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535.6" calcext:value-type="float">
            <text:p>2535.6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530.1" calcext:value-type="float">
            <text:p>2530.1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⁗</text:p>
          </table:table-cell>
          <table:table-cell/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x</text:p>
          </table:table-cell>
          <table:table-cell table:number-columns-repeated="2"/>
          <table:table-cell office:value-type="float" office:value="2465.7" calcext:value-type="float">
            <text:p>2465.7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456.8" calcext:value-type="float">
            <text:p>2456.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453.5" calcext:value-type="float">
            <text:p>2453.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452.2" calcext:value-type="float">
            <text:p>2452.2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46.9" calcext:value-type="float">
            <text:p>2446.9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439.2" calcext:value-type="float">
            <text:p>2439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2434.5" calcext:value-type="float">
            <text:p>2434.5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431.8" calcext:value-type="float">
            <text:p>2431.8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427.8" calcext:value-type="float">
            <text:p>2427.8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2414.1" calcext:value-type="float">
            <text:p>2414.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410.6" calcext:value-type="float">
            <text:p>2410.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407.2" calcext:value-type="float">
            <text:p>2407.2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400.8" calcext:value-type="float">
            <text:p>2400.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87.5" calcext:value-type="float">
            <text:p>2387.5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374.8" calcext:value-type="float">
            <text:p>2374.8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370.4" calcext:value-type="float">
            <text:p>2370.4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361.2" calcext:value-type="float">
            <text:p>2361.2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2357.3" calcext:value-type="float">
            <text:p>2357.3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24.16" calcext:value-type="float">
            <text:p>2324.16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pan text:style-name="T1">(α</text:span><text:span text:style-name="T2">ᵛᶦᶦᶦ)</text:span></text:p>
          </table:table-cell>
          <table:table-cell office:value-type="float" office:value="2323.9" calcext:value-type="float">
            <text:p>2323.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322.13" calcext:value-type="float">
            <text:p>2322.1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21.3" calcext:value-type="float">
            <text:p>2321.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319.95" calcext:value-type="float">
            <text:p>2319.95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pan text:style-name="T1">(α</text:span><text:span text:style-name="T2">ᵛᶦᶦ)</text:span></text:p>
          </table:table-cell>
          <table:table-cell office:value-type="float" office:value="2318.4" calcext:value-type="float">
            <text:p>2318.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315.87" calcext:value-type="float">
            <text:p>2315.87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315.4" calcext:value-type="float">
            <text:p>2315.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2308.6" calcext:value-type="float">
            <text:p>2308.6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307.1" calcext:value-type="float">
            <text:p>2307.1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303.5" calcext:value-type="float">
            <text:p>2303.5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299.7" calcext:value-type="float">
            <text:p>2299.7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298.3" calcext:value-type="float">
            <text:p>2298.3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287.7" calcext:value-type="float">
            <text:p>2287.7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2283.9" calcext:value-type="float">
            <text:p>2283.9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281.2" calcext:value-type="float">
            <text:p>2281.2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277.8" calcext:value-type="float">
            <text:p>2277.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269.6" calcext:value-type="float">
            <text:p>2269.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263.7" calcext:value-type="float">
            <text:p>2263.7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2247.6" calcext:value-type="float">
            <text:p>2247.6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2243.8" calcext:value-type="float">
            <text:p>2243.8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241.3" calcext:value-type="float">
            <text:p>2241.3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212.2" calcext:value-type="float">
            <text:p>2212.2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208.2" calcext:value-type="float">
            <text:p>2208.2</text:p>
          </table:table-cell>
        </table:table-row>
        <table:table-row table:style-name="ro3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185.6" calcext:value-type="float">
            <text:p>2185.6</text:p>
          </table:table-cell>
        </table:table-row>
        <table:table-row table:style-name="ro3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183.3" calcext:value-type="float">
            <text:p>2183.3</text:p>
          </table:table-cell>
        </table:table-row>
        <table:table-row table:style-name="ro3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181.3" calcext:value-type="float">
            <text:p>2181.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176.5" calcext:value-type="float">
            <text:p>2176.5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74.6" calcext:value-type="float">
            <text:p>274.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172.4" calcext:value-type="float">
            <text:p>2172.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140.7" calcext:value-type="float">
            <text:p>2140.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138.6" calcext:value-type="float">
            <text:p>2138.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x</text:p>
          </table:table-cell>
          <table:table-cell table:number-columns-repeated="2"/>
          <table:table-cell office:value-type="float" office:value="2137.5" calcext:value-type="float">
            <text:p>2137.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136.1" calcext:value-type="float">
            <text:p>2136.1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135.4" calcext:value-type="float">
            <text:p>2135.4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2132.7" calcext:value-type="float">
            <text:p>2132.7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131.2" calcext:value-type="float">
            <text:p>2131.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130.6" calcext:value-type="float">
            <text:p>2130.6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137.2" calcext:value-type="float">
            <text:p>2137.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123.7" calcext:value-type="float">
            <text:p>2123.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063.8" calcext:value-type="float">
            <text:p>2063.8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059.9" calcext:value-type="float">
            <text:p>2059.9</text:p>
          </table:table-cell>
        </table:table-row>
        <table:table-row table:style-name="ro3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059.2" calcext:value-type="float">
            <text:p>2059.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058.2" calcext:value-type="float">
            <text:p>2058.2</text:p>
          </table:table-cell>
        </table:table-row>
        <table:table-row table:style-name="ro3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056.6" calcext:value-type="float">
            <text:p>2056.6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048.9" calcext:value-type="float">
            <text:p>2048.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29.4" calcext:value-type="float">
            <text:p>2029.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028.12" calcext:value-type="float">
            <text:p>2028.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26.9" calcext:value-type="float">
            <text:p>2026.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022.1" calcext:value-type="float">
            <text:p>2022.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990.7" calcext:value-type="float">
            <text:p>1990.7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986.2" calcext:value-type="float">
            <text:p>1986.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983.9" calcext:value-type="float">
            <text:p>1983.9</text:p>
          </table:table-cell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1937.3" calcext:value-type="float">
            <text:p>1937.3</text:p>
          </table:table-cell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1931.6" calcext:value-type="float">
            <text:p>1931.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928.3" calcext:value-type="float">
            <text:p>1928.3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1863.4" calcext:value-type="float">
            <text:p>1863.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37" calcext:value-type="float">
            <text:p>1837</text:p>
          </table:table-cell>
        </table:table-row>
        <table:table-row table:style-name="ro3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1821.3" calcext:value-type="float">
            <text:p>1821.3</text:p>
          </table:table-cell>
        </table:table-row>
        <table:table-row table:style-name="ro3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1819.3" calcext:value-type="float">
            <text:p>1819.3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1815.7" calcext:value-type="float">
            <text:p>1815.7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813.8" calcext:value-type="float">
            <text:p>1813.8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812.2" calcext:value-type="float">
            <text:p>1812.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1773.6" calcext:value-type="float">
            <text:p>1773.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771.4" calcext:value-type="float">
            <text:p>1771.4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767.6" calcext:value-type="float">
            <text:p>1767.6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66.05" calcext:value-type="float">
            <text:p>1766.0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64.7" calcext:value-type="float">
            <text:p>1764.7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63.63" calcext:value-type="float">
            <text:p>1763.63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52.93" calcext:value-type="float">
            <text:p>1752.93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752.79" calcext:value-type="float">
            <text:p>1752.79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51.05" calcext:value-type="float">
            <text:p>1751.0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747.54" calcext:value-type="float">
            <text:p>1747.54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746.1" calcext:value-type="float">
            <text:p>1746.1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718.46" calcext:value-type="float">
            <text:p>1718.4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714.88" calcext:value-type="float">
            <text:p>1714.8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712.51" calcext:value-type="float">
            <text:p>1712.51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1708.58" calcext:value-type="float">
            <text:p>1708.5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1706.09" calcext:value-type="float">
            <text:p>1706.0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1704.93" calcext:value-type="float">
            <text:p>1704.9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1703.5" calcext:value-type="float">
            <text:p>1703.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701.6" calcext:value-type="float">
            <text:p>1701.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700.9" calcext:value-type="float">
            <text:p>1700.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699.34" calcext:value-type="float">
            <text:p>1699.34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698.87" calcext:value-type="float">
            <text:p>1698.87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651.94" calcext:value-type="float">
            <text:p>1651.94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650.1" calcext:value-type="float">
            <text:p>1650.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648.9" calcext:value-type="float">
            <text:p>1648.9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,‴</text:p>
          </table:table-cell>
          <table:table-cell/>
          <table:table-cell office:value-type="float" office:value="1647.9" calcext:value-type="float">
            <text:p>1647.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646.86" calcext:value-type="float">
            <text:p>1646.86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46.2" calcext:value-type="float">
            <text:p>1646.2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644.6" calcext:value-type="float">
            <text:p>1644.6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643.3" calcext:value-type="float">
            <text:p>1643.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636.6" calcext:value-type="float">
            <text:p>1636.6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634.48" calcext:value-type="float">
            <text:p>1634.4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623.7" calcext:value-type="float">
            <text:p>1623.7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II</text:p>
          </table:table-cell>
          <table:table-cell office:value-type="string" calcext:value-type="string">
            <text:p>(bord)</text:p>
          </table:table-cell>
          <table:table-cell office:value-type="float" office:value="1621.8" calcext:value-type="float">
            <text:p>1621.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(bord)</text:p>
          </table:table-cell>
          <table:table-cell office:value-type="float" office:value="1611.07" calcext:value-type="float">
            <text:p>1611.07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,VI</text:p>
          </table:table-cell>
          <table:table-cell/>
          <table:table-cell office:value-type="float" office:value="1603.1" calcext:value-type="float">
            <text:p>1603.1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599.1" calcext:value-type="float">
            <text:p>1599.1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596.3" calcext:value-type="float">
            <text:p>1596.3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594.8" calcext:value-type="float">
            <text:p>1594.8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593.4" calcext:value-type="float">
            <text:p>1593.4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(bord)</text:p>
          </table:table-cell>
          <table:table-cell office:value-type="float" office:value="1591.49" calcext:value-type="float">
            <text:p>1591.49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587.5" calcext:value-type="float">
            <text:p>1587.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585.63" calcext:value-type="float">
            <text:p>1585.6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(bord)</text:p>
          </table:table-cell>
          <table:table-cell office:value-type="float" office:value="1584.44" calcext:value-type="float">
            <text:p>1584.44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83.46" calcext:value-type="float">
            <text:p>1583.4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?</text:p>
          </table:table-cell>
          <table:table-cell office:value-type="float" office:value="1572.5" calcext:value-type="float">
            <text:p>1572.5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?</text:p>
          </table:table-cell>
          <table:table-cell office:value-type="float" office:value="1564.4" calcext:value-type="float">
            <text:p>1564.4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1551.4" calcext:value-type="float">
            <text:p>1551.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533.9" calcext:value-type="float">
            <text:p>1533.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30.1" calcext:value-type="float">
            <text:p>1530.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529.9" calcext:value-type="float">
            <text:p>1529.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25.6" calcext:value-type="float">
            <text:p>1525.6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522.2" calcext:value-type="float">
            <text:p>1522.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21.16" calcext:value-type="float">
            <text:p>1521.1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18.2" calcext:value-type="float">
            <text:p>1518.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10.49" calcext:value-type="float">
            <text:p>1510.4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08.46" calcext:value-type="float">
            <text:p>1508.4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507.19" calcext:value-type="float">
            <text:p>1507.1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6.82" calcext:value-type="float">
            <text:p>1506.8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04.46" calcext:value-type="float">
            <text:p>1504.4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98.48" calcext:value-type="float">
            <text:p>1498.4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6.35" calcext:value-type="float">
            <text:p>1496.35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493.13" calcext:value-type="float">
            <text:p>1493.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485.8" calcext:value-type="float">
            <text:p>1485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δ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55.1" calcext:value-type="float">
            <text:p>1455.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δ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481" calcext:value-type="float">
            <text:p>14481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426.7" calcext:value-type="float">
            <text:p>1426.7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422.3" calcext:value-type="float">
            <text:p>1422.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08.7" calcext:value-type="float">
            <text:p>1408.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6.8" calcext:value-type="float">
            <text:p>1406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05.7" calcext:value-type="float">
            <text:p>1405.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04.1" calcext:value-type="float">
            <text:p>1404.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1.5" calcext:value-type="float">
            <text:p>1401.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99.3" calcext:value-type="float">
            <text:p>1399.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97.9" calcext:value-type="float">
            <text:p>1397.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96.8" calcext:value-type="float">
            <text:p>1396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5.7" calcext:value-type="float">
            <text:p>1395.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95.3" calcext:value-type="float">
            <text:p>1395.3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389.5" calcext:value-type="float">
            <text:p>1389.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89.4" calcext:value-type="float">
            <text:p>1389.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88.8" calcext:value-type="float">
            <text:p>1388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88.1" calcext:value-type="float">
            <text:p>1388.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7.1" calcext:value-type="float">
            <text:p>1387.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85.8" calcext:value-type="float">
            <text:p>1385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84.9" calcext:value-type="float">
            <text:p>1384.9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81.9" calcext:value-type="float">
            <text:p>1381.9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I,VIII</text:p>
          </table:table-cell>
          <table:table-cell/>
          <table:table-cell office:value-type="float" office:value="1346.9" calcext:value-type="float">
            <text:p>1346.9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326.5" calcext:value-type="float">
            <text:p>1326.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323.7" calcext:value-type="float">
            <text:p>1323.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</text:p>
          </table:table-cell>
          <table:table-cell/>
          <table:table-cell office:value-type="float" office:value="1311.2" calcext:value-type="float">
            <text:p>1311.2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306.1" calcext:value-type="float">
            <text:p>1306.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1295.1" calcext:value-type="float">
            <text:p>1295.1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294.9" calcext:value-type="float">
            <text:p>1294.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291.2" calcext:value-type="float">
            <text:p>1291.2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90.7" calcext:value-type="float">
            <text:p>1290.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88.4" calcext:value-type="float">
            <text:p>1288.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286.5" calcext:value-type="float">
            <text:p>1286.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83.5" calcext:value-type="float">
            <text:p>1283.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81.1" calcext:value-type="float">
            <text:p>1281.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78.4" calcext:value-type="float">
            <text:p>1278.4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73.93" calcext:value-type="float">
            <text:p>1273.9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72.5" calcext:value-type="float">
            <text:p>1272.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71.04" calcext:value-type="float">
            <text:p>1271.04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69.1" calcext:value-type="float">
            <text:p>1269.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63.57" calcext:value-type="float">
            <text:p>1263.5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61.96" calcext:value-type="float">
            <text:p>1261.96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258.3" calcext:value-type="float">
            <text:p>1258.3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223.8" calcext:value-type="float">
            <text:p>1223.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222.1" calcext:value-type="float">
            <text:p>1222.1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220.8" calcext:value-type="float">
            <text:p>1220.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95.8" calcext:value-type="float">
            <text:p>1195.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192.6" calcext:value-type="float">
            <text:p>1192.6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91.4" calcext:value-type="float">
            <text:p>1191.4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131.3" calcext:value-type="float">
            <text:p>1131.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27.1" calcext:value-type="float">
            <text:p>1127.1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I,VIII</text:p>
          </table:table-cell>
          <table:table-cell/>
          <table:table-cell office:value-type="float" office:value="1108.7" calcext:value-type="float">
            <text:p>1108.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05.5" calcext:value-type="float">
            <text:p>1105.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102.7" calcext:value-type="float">
            <text:p>1102.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00.9" calcext:value-type="float">
            <text:p>1100.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093.9" calcext:value-type="float">
            <text:p>1093.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1085.5" calcext:value-type="float">
            <text:p>1085.5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</text:p>
          </table:table-cell>
          <table:table-cell/>
          <table:table-cell office:value-type="float" office:value="1076.9" calcext:value-type="float">
            <text:p>1076.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(α₁₄)</text:p>
          </table:table-cell>
          <table:table-cell office:value-type="float" office:value="1074.3" calcext:value-type="float">
            <text:p>1074.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71.7" calcext:value-type="float">
            <text:p>1071.7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(~β₁)</text:p>
          </table:table-cell>
          <table:table-cell office:value-type="float" office:value="1066.8" calcext:value-type="float">
            <text:p>1066.8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(β₀)</text:p>
          </table:table-cell>
          <table:table-cell office:value-type="float" office:value="1064.3" calcext:value-type="float">
            <text:p>1064.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62.4" calcext:value-type="float">
            <text:p>1062.4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58.7" calcext:value-type="float">
            <text:p>1058.7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57.3" calcext:value-type="float">
            <text:p>1057.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55.9" calcext:value-type="float">
            <text:p>1055.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54.2" calcext:value-type="float">
            <text:p>1054.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49.8" calcext:value-type="float">
            <text:p>1049.8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48.1" calcext:value-type="float">
            <text:p>1048.1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45.2" calcext:value-type="float">
            <text:p>1045.2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038.7" calcext:value-type="float">
            <text:p>1038.7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35.5" calcext:value-type="float">
            <text:p>1035.5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021.5" calcext:value-type="float">
            <text:p>1021.5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017.9" calcext:value-type="float">
            <text:p>1017.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14.4" calcext:value-type="float">
            <text:p>1014.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 office:value-type="string" calcext:value-type="string">
            <text:p><text:span text:style-name="T3">(β″</text:span>₁)</text:p>
          </table:table-cell>
          <table:table-cell office:value-type="float" office:value="958.2" calcext:value-type="float">
            <text:p>958.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954.5" calcext:value-type="float">
            <text:p>954.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51.2" calcext:value-type="float">
            <text:p>951.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⁗</text:p>
          </table:table-cell>
          <table:table-cell/>
          <table:table-cell office:value-type="float" office:value="937.6" calcext:value-type="float">
            <text:p>937.6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924.7" calcext:value-type="float">
            <text:p>924.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I</text:p>
          </table:table-cell>
          <table:table-cell/>
          <table:table-cell office:value-type="float" office:value="923.5" calcext:value-type="float">
            <text:p>923.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74.9" calcext:value-type="float">
            <text:p>874.9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72.1" calcext:value-type="float">
            <text:p>872.1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860.1" calcext:value-type="float">
            <text:p>860.1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858.8" calcext:value-type="float">
            <text:p>858.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55.1" calcext:value-type="float">
            <text:p>855.1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02.8" calcext:value-type="float">
            <text:p>802.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795.6" calcext:value-type="float">
            <text:p>795.6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786.4" calcext:value-type="float">
            <text:p>786.4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784.6" calcext:value-type="float">
            <text:p>784.6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780.8" calcext:value-type="float">
            <text:p>780.8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724.4" calcext:value-type="float">
            <text:p>724.4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22.2" calcext:value-type="float">
            <text:p>722.2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711.4" calcext:value-type="float">
            <text:p>711.4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681.3" calcext:value-type="float">
            <text:p>681.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80.5" calcext:value-type="float">
            <text:p>680.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54.8" calcext:value-type="float">
            <text:p>654.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30.5" calcext:value-type="float">
            <text:p>530.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29.6" calcext:value-type="float">
            <text:p>529.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27.1" calcext:value-type="float">
            <text:p>527.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26.3" calcext:value-type="float">
            <text:p>526.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22.4" calcext:value-type="float">
            <text:p>522.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at.L</text:p>
          </table:table-cell>
          <table:table-cell table:number-columns-repeated="4"/>
          <table:table-cell office:value-type="float" office:value="223.4" calcext:value-type="float">
            <text:p>223.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at.L</text:p>
          </table:table-cell>
          <table:table-cell table:number-columns-repeated="4"/>
          <table:table-cell office:value-type="float" office:value="212.1" calcext:value-type="float">
            <text:p>212.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at.L</text:p>
          </table:table-cell>
          <table:table-cell table:number-columns-repeated="4"/>
          <table:table-cell office:value-type="float" office:value="209.8" calcext:value-type="float">
            <text:p>209.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sat.M</text:p>
          </table:table-cell>
          <table:table-cell table:number-columns-repeated="4"/>
          <table:table-cell office:value-type="float" office:value="209.7" calcext:value-type="float">
            <text:p>209.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at.L</text:p>
          </table:table-cell>
          <table:table-cell table:number-columns-repeated="4"/>
          <table:table-cell office:value-type="float" office:value="207.2" calcext:value-type="float">
            <text:p>207.2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sat.M</text:p>
          </table:table-cell>
          <table:table-cell table:number-columns-repeated="4"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sat.Mᵥ</text:p>
          </table:table-cell>
          <table:table-cell table:number-columns-repeated="4"/>
          <table:table-cell office:value-type="float" office:value="180.8" calcext:value-type="float">
            <text:p>180.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51.2" calcext:value-type="float">
            <text:p>151.2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40.4" calcext:value-type="float">
            <text:p>140.4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sat.N</text:p>
          </table:table-cell>
          <table:table-cell table:number-columns-repeated="4"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14.5" calcext:value-type="float">
            <text:p>114.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at.Lᵢᵢ,ᵢᵢᵢ</text:p>
          </table:table-cell>
          <table:table-cell table:number-columns-repeated="4"/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88.6" calcext:value-type="float">
            <text:p>88.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sat.Lᵢᵢ,ᵢᵢᵢ</text:p>
          </table:table-cell>
          <table:table-cell table:number-columns-repeated="4"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83.04" calcext:value-type="float">
            <text:p>83.04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sat.Lᵢᵢ,ᵢᵢᵢ</text:p>
          </table:table-cell>
          <table:table-cell table:number-columns-repeated="4"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79.75" calcext:value-type="float">
            <text:p>79.7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at.Lᵢᵢ,ᵢᵢᵢ</text:p>
          </table:table-cell>
          <table:table-cell table:number-columns-repeated="4"/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sat.L(bord)</text:p>
          </table:table-cell>
          <table:table-cell table:number-columns-repeated="4"/>
          <table:table-cell office:value-type="float" office:value="63.35" calcext:value-type="float">
            <text:p>63.3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29.5" calcext:value-type="float">
            <text:p>29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7:37:54.938393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ras Jokubauskas</meta:initial-creator>
    <meta:creation-date>2021-11-21T10:24:00.953453945</meta:creation-date>
    <dc:date>2021-12-11T17:40:14.855793917</dc:date>
    <dc:creator>Petras Jokubauskas</dc:creator>
    <meta:editing-duration>PT10H12M29S</meta:editing-duration>
    <meta:editing-cycles>124</meta:editing-cycles>
    <meta:generator>LibreOffice/6.4.7.2$Linux_X86_64 LibreOffice_project/40$Build-2</meta:generator>
    <meta:document-statistic meta:table-count="1" meta:cell-count="6129" meta:object-count="0"/>
  </office:meta>
</office:document-meta>
</file>